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8pt" fo:language="el" fo:country="G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mbria" fo:font-size="18pt" fo:language="el" fo:country="G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8pt" fo:language="en" fo:country="US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4pt" fo:language="en" fo:country="US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mbria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mbria" fo:font-size="14pt" fo:language="el" fo:country="G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mbria" fo:font-size="14pt" fo:language="el" fo:country="G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4pt" fo:language="el" fo:country="G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4pt" fo:language="el" fo:country="GR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4pt" fo:language="en" fo:country="US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8pt" fo:language="el" fo:country="GR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mbria" fo:font-size="18pt" fo:language="el" fo:country="G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style="italic" style:font-style-asian="italic" style:font-style-complex="italic"/>
    </style:style>
    <style:style style:name="T3" style:family="text">
      <style:text-properties fo:language="el" fo:country="GR" fo:font-style="normal" style:font-style-asian="normal" style:font-style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l" fo:country="GR" style:font-size-asian="14pt" style:font-size-complex="1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η εργαστηριακή άσκηση στο μάθημα</text:p>
      <text:p text:style-name="P1">“Επεξεργασία φωνής και Φυσικής γλώσσας”</text:p>
      <text:p text:style-name="P1"/>
      <text:p text:style-name="P2">Πέτρος Τζάθας 03115050</text:p>
      <text:p text:style-name="P2">Παναγιώτης Παπαντωνάκης 03115012</text:p>
      <text:p text:style-name="P15"/>
      <text:p text:style-name="P16">1ο Μέρος</text:p>
      <text:p text:style-name="P16"/>
      <text:p text:style-name="P4">Βήμα 10: Εξαγωγή στατιστικών </text:p>
      <text:p text:style-name="P7"/>
      <text:p text:style-name="P7"><text:tab/>Οι πιθανότητες εφμάνισης μιας λέξης ή ενός χαρακτήρα υπολογίζονται από του παρακάτω τύπους:</text:p>
      <text:p text:style-name="P7"/>
      <text:p text:style-name="P3"><text:span text:style-name="T5"><draw:frame draw:style-name="fr1" draw:name="Object1" text:anchor-type="as-char" svg:y="-0.2508in" svg:width="2.6047in" svg:height="0.399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/text:span><text:span text:style-name="T5"><draw:frame draw:style-name="fr1" draw:name="Object2" text:anchor-type="as-char" svg:y="-0.2508in" svg:width="2.6134in" svg:height="0.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7"/>
      <text:p text:style-name="P7"><text:tab/>Τα 2 λεξικά τα κατασκευάζει η συνάρτηση:</text:p>
      <text:p text:style-name="P7"/>
      <text:p text:style-name="P7">create_probability_dictionary_alphabet(tokenizedList)</text:p>
      <text:p text:style-name="P7"/>
      <text:p text:style-name="P3"><text:span text:style-name="T5">του αρχείου </text:span><text:span text:style-name="T4">preprocess.py</text:span><text:span text:style-name="T5">, η οποία παίρνει στην είσοδό της μια λίστα με </text:span><text:span text:style-name="T4">tokens. </text:span><text:span text:style-name="T5">(Τα </text:span><text:span text:style-name="T4">values </text:span><text:span text:style-name="T5">των λεξικών που επιστρέφει είναι ο αρνητικός λογάριθμος των προηγουμένως υπολογισμένων σχετικών συχνοτήτων – πιθανοτήτων)</text:span></text:p>
      <text:p text:style-name="P7"/>
      <text:p text:style-name="P8">Βήμα 11: Κατασκευή μετατροπέων FST </text:p>
      <text:p text:style-name="P8"/>
      <text:p text:style-name="P5"><text:span text:style-name="T1"><text:tab/>Η δημιουργία των μετατροπέων που υλοποιούν την απόσταση </text:span>Levenshtein <text:span text:style-name="T1">έγινε όπως και στην προπαρασκευή του εργαστηρίου με την μόνο διαφορά ότι τα βάρη στις ακμές δίνονται από το μέσο όρο των </text:span>values( ) <text:span text:style-name="T1">του κάθε λεξικού. Η συνάρτηση που δημιουργεί τα αρχεία που δέχεται ως είσοδο η </text:span>fstcompile <text:span text:style-name="T1">είναι η:</text:span></text:p>
      <text:p text:style-name="P6"/>
      <text:p text:style-name="P6">create_levenshtein_fst (alphabet, delW = 1, <text:s/>insW = 1, subW = 1, name = 'fst')</text:p>
      <text:p text:style-name="P6"/>
      <text:p text:style-name="P5">alphabet: iterable <text:span text:style-name="T1">με τους χαρακτήρες του </text:span>corpus</text:p>
      <text:p text:style-name="P5">delW, insW, subW: delition, insertion, substitution weight</text:p>
      <text:p text:style-name="P5">name: <text:span text:style-name="T1">χρησιμοποιείται για το αρχείο που δημιουργείται</text:span></text:p>
      <text:p text:style-name="P6"/>
      <text:p text:style-name="P6">του αρχείου <text:span text:style-name="T9">create_fst.py</text:span></text:p>
      <text:p text:style-name="P6"><text:span text:style-name="T9"/></text:p>
      <text:p text:style-name="P5"><text:soft-page-break/><text:span text:style-name="T1"><text:tab/>Θα μπορούσαμε να υπολογίσουμε τα βάρη του </text:span>Levenshtein FST <text:span text:style-name="T1">με πιο έξυπνο τρόπο αν είχαμε στη διαθεσή μας ζεύγη λέξεων στα οποία η μία λέξη είναι η λέξη που έχει γραφεί λανθασμένα και η άλλη είναι η λέξη που θα έπρεπε να είχε γραφεί. Υπολογίζοντας το </text:span>minimum edit distance <text:span text:style-name="T1">μεταξύ των δύο λέξεων για κάθε ζεύγος μπορούμε να υπολογίζουμε τις πιθανότητες διαγραφής, εισαγωγής ενός χαρακτήρα ή της αντικατάστασης του με έναν άλλο και από αυτές τα βάρη. Έτσι τα βάρη θα ήταν διαφορετικά για κάθε χαρακτήρα. (π.χ. είναι πιο πιθανό να ο χαρακτήρας </text:span><text:span text:style-name="T2">η</text:span><text:span text:style-name="T3"> να έχει λανθασμένα γραφεί ως </text:span><text:span text:style-name="T2">ι</text:span><text:span text:style-name="T3"> παρά ως </text:span><text:span text:style-name="T2">μ</text:span><text:span text:style-name="T3">). Βέβαια και σε αυτήν την περίπτωση θα έπρεπε να μεριμνήσουμε ώστε να υπάρχει ισορροπία μεταξύ των βαρών στο </text:span><text:span text:style-name="T6">Levenshtein FST </text:span><text:span text:style-name="T3">και στον αποδοχέα του λεξικού, ωστέ να μην επισκιάζεται η συμβολή του ενός από το άλλο.</text:span></text:p>
      <text:p text:style-name="P9"/>
      <text:p text:style-name="P10">Βήμα 12: Κατασκευή γλωσσικών μοντέλων </text:p>
      <text:p text:style-name="P10"/>
      <text:p text:style-name="P5"><text:span text:style-name="T3"><text:tab/>Για την κατασκευή των λεξικών (σε μορφή που θα ληφθεί ως είσοδος από την </text:span><text:span text:style-name="T6">fstcompile</text:span><text:span text:style-name="T3">) χρησιμοποιείται η συνάρτηση:</text:span></text:p>
      <text:p text:style-name="P9"/>
      <text:p text:style-name="P9">create_dictionary_fst (dictionary, name = 'fst')</text:p>
      <text:p text:style-name="P9"/>
      <text:p text:style-name="P5"><text:span text:style-name="T6">dictionary: </text:span><text:span text:style-name="T3">λεξικό με </text:span><text:span text:style-name="T6">keys </text:span><text:span text:style-name="T3">τις λέξεις και </text:span><text:span text:style-name="T6">values </text:span><text:span text:style-name="T3">τα βάρη</text:span></text:p>
      <text:p text:style-name="P5"><text:span text:style-name="T6">name: </text:span><text:span text:style-name="T3">χρησιμοποιείται για το αρχείο που δημιουργείται</text:span></text:p>
      <text:p text:style-name="P9"/>
      <text:p text:style-name="P9">του αρχείου <text:span text:style-name="T9">create_fst.py</text:span></text:p>
      <text:p text:style-name="P9"/>
      <text:p text:style-name="P5"><text:span text:style-name="T3"><text:tab/>Η συνάρτηση δημιουργεί έναν </text:span><text:span text:style-name="T6">acceptor </text:span><text:span text:style-name="T3">που έχει μια αρχική κατάσταση στην οποία συνδέονται αλυσίδες από καταστάσεις, μία για κάθε λέξη, με την τελευταία κατάσταση στην αλυσίδα να είναι τελική. Από όλες τις ακμές, μόνο η πρώτη έχει βάρος το οποίο δίνεται από το λεξικό εισόδου.</text:span></text:p>
      <text:p text:style-name="P5"><text:span text:style-name="T3"><text:tab/>Η συνάρτηση χρησιμοποιείται για την παραγωγή και των δύο λεξικών. Για το </text:span><text:span text:style-name="T6">word level </text:span><text:span text:style-name="T3">μοντέλο τα βάρη είναι αυτά που υπολογίστηκαν στο βήμα 10. Για το </text:span><text:span text:style-name="T6">character level </text:span><text:span text:style-name="T3">μοντέλο το βάρος μια λέξης είναι το άθροισμα των βαρών των χαρακτήρων που την συναποτελούν. Εφόσον η αλυσίδες καταστάσεων που ξεκινούν από την αρχική δεν διακλαδώνονται στο ενδιάμεσο δεν έχει σημασία αν το βάρος κατανέμεται σε όλες τις ακμές ή αν βρίσκεται συγκεντρωμένο σε μία.</text:span></text:p>
      <text:p text:style-name="P6"><text:span text:style-name="T6"><text:tab/>Η κατασκευή των απαραίτητων αρχείων (</text:span><text:span text:style-name="T10">Levenshtein FSTs </text:span><text:span text:style-name="T6">και </text:span><text:span text:style-name="T10">dictionary acceptors) </text:span><text:span text:style-name="T6">γίνειται με την εντολή:</text:span></text:p>
      <text:p text:style-name="P6"><text:span text:style-name="T6"/></text:p>
      <text:p text:style-name="P6"><text:span text:style-name="T6">./compile_fst.sh -p FILENAME</text:span></text:p>
      <text:p text:style-name="P6"><text:span text:style-name="T6"/></text:p>
      <text:p text:style-name="P5"><text:span text:style-name="T6">FILENAME: </text:span><text:span text:style-name="T3">το αρχείο από το οποίο θα κατασκευαστούν τα μοντέλα</text:span></text:p>
      <text:p text:style-name="P5"><text:span text:style-name="T3">(Η επιλογή </text:span><text:span text:style-name="T6">-p </text:span><text:span text:style-name="T3">είναι προαιρετική, σε περίπτωση που υπάρχουν ήδη τα αρχεία που </text:span><text:soft-page-break/><text:span text:style-name="T3">παράγονται από το dict_alph_fst.py υπάρχουν ήδη)</text:span></text:p>
      <text:p text:style-name="P5"><text:span text:style-name="T3"/></text:p>
      <text:p text:style-name="P4"><text:span text:style-name="T3">Βήμα 13: Κατασκευή ορθογράφων </text:span></text:p>
      <text:p text:style-name="P4"><text:span text:style-name="T3"/></text:p>
      <text:p text:style-name="P5"><text:span text:style-name="T3"><text:tab/>Η διόρθωση μιας λέξης γίνεται με την εντολή:</text:span></text:p>
      <text:p text:style-name="P5"><text:span text:style-name="T3"/></text:p>
      <text:p text:style-name="P5"><text:span text:style-name="T3">./spell_check.sh [-w || -l] WORD</text:span></text:p>
      <text:p text:style-name="P5"><text:span text:style-name="T3"/></text:p>
      <text:p text:style-name="P5"><text:span text:style-name="T6">WORD: </text:span><text:span text:style-name="T3">η λέξη που πρόκειται να διορθωθεί</text:span></text:p>
      <text:p text:style-name="P5"><text:span text:style-name="T3">Ανάλογα με την επιλογή (</text:span><text:span text:style-name="T6">-w </text:span><text:span text:style-name="T3">ή </text:span><text:span text:style-name="T6">-l) </text:span><text:span text:style-name="T3">χρησιμοποιείται ο </text:span><text:span text:style-name="T6">word level </text:span><text:span text:style-name="T3">ή</text:span><text:span text:style-name="T6"> character level </text:span><text:span text:style-name="T3">ορθογράφος.</text:span></text:p>
      <text:p text:style-name="P5"><text:span text:style-name="T3"/></text:p>
      <text:p text:style-name="P5"><text:span text:style-name="T3"><text:tab/>Το αρχείο <text:s/>spell_check.sh χρησιμοποιεί το </text:span><text:span text:style-name="T6">input_fst.py </text:span><text:span text:style-name="T3">για την παραγωγή του </text:span></text:p>
      <text:p text:style-name="P5"><text:span text:style-name="T6">acceptor </text:span><text:span text:style-name="T3">της λέξης εισόδου.</text:span></text:p>
      <text:p text:style-name="P5"><text:span text:style-name="T3"><text:tab/>Οι ορθογράφοι βρίσκουν την λέξη του λεξικού που βρίσκεται πιο κοντά στην λέξη-είσοδο αλλά είναι και πιθανότερη βάσει του γλωσσικού μοντέλου. Για το </text:span><text:span text:style-name="T6">word level </text:span><text:span text:style-name="T3">μοντέλο πιθανότερη είναι η λέξη που εμφανίζεται περισσότερες φορές στο </text:span><text:span text:style-name="T6">corpus. </text:span><text:span text:style-name="T3">Για το </text:span><text:span text:style-name="T6">character level </text:span><text:span text:style-name="T3">μοντέλο πιθανότερη είναι μια λέξη που αποτελείται από συχνότερους χαρακτήρες. Ο τρόπος που υπολογίζεται το βάρος μιας λέξης σε αυτό το μοντέλο (άθροισμα των βαρών για κάθε χαρακτήρα) έχει ως “παρενέργεια” οι μικρότερες λέξεις να θεωρούνται γενικά πιθανοτερες.</text:span></text:p>
      <text:p text:style-name="P5"><text:span text:style-name="T3"><text:tab/>Παραδείγματα διορθώσεων:</text:span></text:p>
      <text:p text:style-name="P5"><text:span text:style-name="T3"/></text:p>
      <text:p text:style-name="P5"><text:span text:style-name="T3">./spell_check.sh -w </text:span><text:span text:style-name="T6">cit</text:span></text:p>
      <text:p text:style-name="P5"><text:span text:style-name="T6"/></text:p>
      <text:p text:style-name="P5"><text:span text:style-name="T3">./spell_check.sh -l </text:span><text:span text:style-name="T6">cit</text:span></text:p>
      <text:p text:style-name="P5"><text:span text:style-name="T6"/></text:p>
      <text:p text:style-name="P5"><text:span text:style-name="T3">./spell_check.sh -</text:span><text:span text:style-name="T6">w</text:span></text:p>
      <text:p text:style-name="P5"><text:span text:style-name="T3"/></text:p>
      <text:p text:style-name="P5"><text:span text:style-name="T3">./spell_check.sh -l</text:span></text:p>
      <text:p text:style-name="P5"><text:span text:style-name="T3"/></text:p>
      <text:p text:style-name="P4"><text:span text:style-name="T3">Βήμα 14: Αξιολόγηση των ορθογράφων </text:span></text:p>
      <text:p text:style-name="P4"><text:span text:style-name="T3"/></text:p>
      <text:p text:style-name="P5"><text:span text:style-name="T6"><text:tab/></text:span><text:span text:style-name="T3">Η αξιολόγηση των ορθογράφων γίνεται με το αρχείο </text:span><text:span text:style-name="T6">evaluator.py</text:span></text:p>
      <text:p text:style-name="P5"><text:span text:style-name="T6"/></text:p>
      <text:p text:style-name="P16"><text:span text:style-name="T6">2ο Μέρος</text:span></text:p>
      <text:p text:style-name="P16"><text:span text:style-name="T7"/></text:p>
      <text:p text:style-name="P12"><text:span text:style-name="T8">Βήμα 17: Κατασκευή ΒΟW αναπαραστάσεων και ταξινόμηση</text:span></text:p>
      <text:p text:style-name="P12"><text:span text:style-name="T8"/></text:p>
      <text:p text:style-name="P6"><text:span text:style-name="T6"><text:tab/>Τα βάρος </text:span><text:span text:style-name="T10">TF </text:span><text:span text:style-name="T6">αφορά την συχνότητα χρήσης μια λέξης σε ένα κείμενο και άρα </text:span><text:soft-page-break/><text:span text:style-name="T6">πόσο σημαντική είναι για το εν λόγω κείμενο. Το βάρος </text:span><text:span text:style-name="T10">IDF </text:span><text:span text:style-name="T6">(αντίστροφη συχνότητα εμφάνισης σε κείμενο) είναι δείκτης της “εξιδείκευσης” αυτής της λέξης, δηλαδή του πόσο πληροφορία μας δίνει η χρήση της σε ένα κείμενο. Για παράδειγμα “λειτουργικές” λέξεις, όπως τα άρθρα, είναι αναμενόμενο να χρησιμοποιούνται συχνά σε ένα κείμενο (συνεπώς το βάρος </text:span><text:span text:style-name="T10">TF </text:span><text:span text:style-name="T6">θα είναι μεγάλο</text:span><text:span text:style-name="T10">) </text:span><text:span text:style-name="T6">, αλλά δεν μας παρέχουν κάποια πληροφορία. Το βάρος </text:span><text:span text:style-name="T10">IDF </text:span><text:span text:style-name="T6">τέτοιων λέξεων θα είναι μικρό, διότι θα εμφανίζονται σε πολλά από τα κείμενα του </text:span><text:span text:style-name="T10">corpus, </text:span><text:span text:style-name="T6">οπότε θα αντισταθμιστεί η συμβολή του </text:span><text:span text:style-name="T10">TF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9T03:45:01.53</meta:creation-date>
    <meta:editing-duration>PT1H47M3S</meta:editing-duration>
    <meta:editing-cycles>6</meta:editing-cycles>
    <meta:generator>OpenOffice/4.1.5$Win32 OpenOffice.org_project/415m1$Build-9789</meta:generator>
    <meta:initial-creator>Petros Tzathas</meta:initial-creator>
    <dc:date>2018-11-19T19:05:49.62</dc:date>
    <dc:creator>Petros Tzathas</dc:creator>
    <meta:document-statistic meta:table-count="0" meta:image-count="0" meta:object-count="2" meta:page-count="4" meta:paragraph-count="49" meta:word-count="787" meta:character-count="5080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 mathvariant="italic">word</mi>
          </mrow>
          <mo stretchy="false">)</mo>
        </mrow>
        <mo stretchy="false">=</mo>
        <mfrac>
          <mrow>
            <mi mathvariant="italic">count</mi>
            <mrow>
              <mo stretchy="false">(</mo>
              <mrow>
                <mi mathvariant="italic">word</mi>
              </mrow>
              <mo stretchy="false">)</mo>
            </mrow>
          </mrow>
          <mrow>
            <mi mathvariant="italic">number</mi>
            <mi mathvariant="italic">of</mi>
            <mrow>
              <mi mathvariant="italic">words</mi>
              <mo stretchy="false">∈</mo>
              <mi mathvariant="italic">corpus</mi>
            </mrow>
          </mrow>
        </mfrac>
      </mrow>
    </mrow>
    <annotation encoding="StarMath 5.0">P(word)={count(word)}over {number of words in corpus}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i mathvariant="italic">letter</mi>
          </mrow>
          <mo stretchy="false">)</mo>
        </mrow>
        <mo stretchy="false">=</mo>
        <mfrac>
          <mrow>
            <mi mathvariant="italic">count</mi>
            <mrow>
              <mo stretchy="false">(</mo>
              <mrow>
                <mi mathvariant="italic">letter</mi>
              </mrow>
              <mo stretchy="false">)</mo>
            </mrow>
          </mrow>
          <mrow>
            <mi mathvariant="italic">number</mi>
            <mi mathvariant="italic">of</mi>
            <mrow>
              <mi mathvariant="italic">letters</mi>
              <mo stretchy="false">∈</mo>
              <mi mathvariant="italic">corpus</mi>
            </mrow>
          </mrow>
        </mfrac>
      </mrow>
    </mrow>
    <annotation encoding="StarMath 5.0">P(letter)={count(letter)}over {number of letters in corpus}</annotation>
  </semantics>
</math>
</file>